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m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</table:table>
      <table:table table:name="Game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Game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table table:name="Game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23" calcext:value-type="float">
            <text:p>-23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-14" calcext:value-type="float">
            <text:p>-14</text:p>
          </table:table-cell>
          <table:table-cell office:value-type="float" office:value="-42" calcext:value-type="float">
            <text:p>-4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Game5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6" calcext:value-type="float">
            <text:p>36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</table:table-row>
      </table:table>
      <table:table table:name="Game6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9" calcext:value-type="float">
            <text:p>-19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9" calcext:value-type="float">
            <text:p>-19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Game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Game8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Game9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7" calcext:value-type="float">
            <text:p>-2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table:number-columns-repeated="2" office:value-type="float" office:value="-15" calcext:value-type="float">
            <text:p>-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12" calcext:value-type="float">
            <text:p>-12</text:p>
          </table:table-cell>
          <table:table-cell/>
        </table:table-row>
      </table:table>
      <table:table table:name="Game10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Game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Game1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Game1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2" calcext:value-type="float">
            <text:p>22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.00.0000</text:date>, <text:time style:data-style-name="N2" text:time-value="17:29:34.4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22:58:16.058000000</meta:creation-date>
    <dc:date>2019-08-29T17:32:13.567000000</dc:date>
    <meta:editing-duration>PT41M2S</meta:editing-duration>
    <meta:editing-cycles>11</meta:editing-cycles>
    <meta:generator>LibreOffice/5.4.3.2$Windows_X86_64 LibreOffice_project/92a7159f7e4af62137622921e809f8546db437e5</meta:generator>
    <meta:document-statistic meta:table-count="13" meta:cell-count="655" meta:object-count="0"/>
  </office:meta>
</office:document-meta>
</file>